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500325E702C00D1BD92.jpg" manifest:media-type="image/jpeg"/>
  <manifest:file-entry manifest:full-path="Pictures/10000000000002D000000500042947AE1631B851.jpg" manifest:media-type="image/jpeg"/>
  <manifest:file-entry manifest:full-path="Pictures/10000000000002D00000050049A66632B3C48880.jpg" manifest:media-type="image/jpeg"/>
  <manifest:file-entry manifest:full-path="Pictures/10000000000002D00000050095ABBFB9A5820A18.jpg" manifest:media-type="image/jpeg"/>
  <manifest:file-entry manifest:full-path="Pictures/10000000000002D0000005009CACC9CA6878362D.jpg" manifest:media-type="image/jpeg"/>
  <manifest:file-entry manifest:full-path="Pictures/10000000000002D000000500389E7F3652EA9E1A.jpg" manifest:media-type="image/jpeg"/>
  <manifest:file-entry manifest:full-path="Pictures/10000000000002D000000500A7BEAC10CF6A93D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5772in" svg:height="11.6929in" draw:z-index="0"><draw:image xlink:href="Pictures/10000000000002D000000500042947AE1631B851.jpg" xlink:type="simple" xlink:show="embed" xlink:actuate="onLoad"/></draw:frame></text:p>
      <text:p text:style-name="P1"><draw:frame draw:style-name="fr1" draw:name="Image2" text:anchor-type="paragraph" svg:width="6.5772in" svg:height="11.6929in" draw:z-index="1"><draw:image xlink:href="Pictures/10000000000002D000000500389E7F3652EA9E1A.jpg" xlink:type="simple" xlink:show="embed" xlink:actuate="onLoad"/></draw:frame><text:soft-page-break/></text:p>
      <text:p text:style-name="P1"><draw:frame draw:style-name="fr1" draw:name="Image3" text:anchor-type="paragraph" svg:width="6.5772in" svg:height="11.6929in" draw:z-index="2"><draw:image xlink:href="Pictures/10000000000002D000000500A7BEAC10CF6A93D5.jpg" xlink:type="simple" xlink:show="embed" xlink:actuate="onLoad"/></draw:frame><text:soft-page-break/></text:p>
      <text:p text:style-name="P1"><draw:frame draw:style-name="fr1" draw:name="Image4" text:anchor-type="paragraph" svg:width="6.5772in" svg:height="11.6929in" draw:z-index="3"><draw:image xlink:href="Pictures/10000000000002D0000005009CACC9CA6878362D.jpg" xlink:type="simple" xlink:show="embed" xlink:actuate="onLoad"/></draw:frame><text:soft-page-break/></text:p>
      <text:p text:style-name="P1"><draw:frame draw:style-name="fr1" draw:name="Image5" text:anchor-type="paragraph" svg:width="6.5772in" svg:height="11.6929in" draw:z-index="4"><draw:image xlink:href="Pictures/10000000000002D00000050095ABBFB9A5820A18.jpg" xlink:type="simple" xlink:show="embed" xlink:actuate="onLoad"/></draw:frame><text:soft-page-break/></text:p>
      <text:p text:style-name="P1"><draw:frame draw:style-name="fr1" draw:name="Image6" text:anchor-type="paragraph" svg:width="6.5772in" svg:height="11.6929in" draw:z-index="5"><draw:image xlink:href="Pictures/10000000000002D000000500325E702C00D1BD92.jpg" xlink:type="simple" xlink:show="embed" xlink:actuate="onLoad"/></draw:frame><text:soft-page-break/></text:p>
      <text:p text:style-name="P1"><draw:frame draw:style-name="fr1" draw:name="Image7" text:anchor-type="paragraph" svg:width="6.5772in" svg:height="11.6929in" draw:z-index="6"><draw:image xlink:href="Pictures/10000000000002D00000050049A66632B3C48880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23:10:12.197138698</meta:creation-date>
    <dc:date>2017-10-05T23:12:21.444923458</dc:date>
    <meta:editing-duration>PT2M9S</meta:editing-duration>
    <meta:editing-cycles>1</meta:editing-cycles>
    <meta:document-statistic meta:table-count="0" meta:image-count="7" meta:object-count="0" meta:page-count="7" meta:paragraph-count="0" meta:word-count="0" meta:character-count="0" meta:non-whitespace-character-count="0"/>
    <meta:generator>LibreOffice/5.1.6.2$Linux_X86_64 LibreOffice_project/10m0$Build-2</meta:generator>
  </office:meta>
</office:document-meta>
</file>